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T1" style:family="text">
      <style:text-properties fo:color="#000000"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es mini projets EIS</text:p>
      <text:p text:style-name="P1"/>
      <text:p text:style-name="P1">Voici pour chaque sujet les équipes constituée par les élèves :</text:p>
      <text:p text:style-name="P2"/>
      <text:p text:style-name="P4">Sur le projet Égaliseur audio : Une équipe de cinq personnes composée de <text:span text:style-name="T1">ADAMCZAK Nowen, LOPES DA SILVA Thomas, MAIRE William et ROSNOBLET Mathieu.</text:span></text:p>
      <text:p text:style-name="P4"><text:span text:style-name="T1"/></text:p>
      <text:p text:style-name="P4"><text:span text:style-name="T1">Pour le projet portant sur le panneau solaire il y a 2 équipes: BEAUTHIAS--VECCHIATO Antonin, BOLLARD Guillaume et RIVIERE Anthony forment la première et BLANC-DOUGADOS Oriane, BLIN Alan, NALPAS-RIBIER Noémie forment la seconde équipe.</text:span></text:p>
      <text:p text:style-name="P4"><text:span text:style-name="T1"/></text:p>
      <text:p text:style-name="P4"><text:span text:style-name="T1">Sur la serre instrumentée : BEYNEIX Alexis, DAL PRA Étienne, DEMILLY Clément, DESBOS Luc, THIRION Adrien et JOUD Raphaël forment une équipe de cinq.</text:span></text:p>
      <text:p text:style-name="P4"><text:span text:style-name="T1"/></text:p>
      <text:p text:style-name="P4"><text:span text:style-name="T1">La réalisation d'un robot suiveur de ligne pour entrainer les coureurs à pied, une seule équipe regroupant COSTAGLIOLA Guillaume, COHENNEC Clara, CUGNET Théophile.</text:span></text:p>
      <text:p text:style-name="P4"><text:span text:style-name="T1"/></text:p>
      <text:p text:style-name="P4"><text:span text:style-name="T1">Le Seagway intéresse 2 équipes : DREVET Elie, LONGERE Arthur et NGUYEN Jessica Dans la première et <text:s/>LE POURSOT Axelle, LEROY Benjamin et TISSOT Pierre-Antoine dans la seconde.</text:span></text:p>
      <text:p text:style-name="P4"><text:span text:style-name="T1"/></text:p>
      <text:p text:style-name="P4"><text:span text:style-name="T1">Pour travailler sur les calculatrices : SAHIN Ihsan, SIMUNOVIC Boris</text:span></text:p>
      <text:p text:style-name="P4"><text:span text:style-name="T1"/></text:p>
      <text:p text:style-name="P4"><text:span text:style-name="T1">Projet de coopération de robots : DERANSART Erwan, CAZAUX Victor, PORTERIES Daphné et moi même, VERNAY Thibault</text:span></text:p>
      <text:p text:style-name="P4"><text:span text:style-name="T1"/></text:p>
      <text:p text:style-name="P3">Enfin ECK Rémy, ayant choisi le sujet de l'asservissement de la balle en sustentation mais n'ayant pas d'équipe, se retrouve tout seul. Il serait possiblement intéressé par le projet Seagway, je vous laisse voir avec lui.</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00:32:43.43</meta:creation-date>
    <meta:document-statistic meta:table-count="0" meta:image-count="0" meta:object-count="0" meta:page-count="1" meta:paragraph-count="10" meta:word-count="212" meta:character-count="1355"/>
    <dc:date>2017-06-01T00:52:49.80</dc:date>
    <meta:editing-duration>PT20M7S</meta:editing-duration>
    <meta:editing-cycles>1</meta:editing-cycles>
    <meta:generator>OpenOffice.org/3.4.1$Win32 OpenOffice.org_project/341m1$Build-9593</meta:generator>
  </office:meta>
</office:document-meta>
</file>